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monospace"/>
    <style:font-face style:name="Mangal1" svg:font-family="Mangal"/>
    <style:font-face style:name="メイリオ" svg:font-family="メイリオ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メイリオ" fo:font-size="13pt" fo:font-style="normal" fo:font-weight="bold" officeooo:rsid="000f9db4" officeooo:paragraph-rsid="001bfa40" style:font-name-asian="メイリオ" style:font-size-asian="13pt" style:language-asian="ja" style:country-asian="JP" style:font-style-asian="normal" style:font-weight-asian="bold" style:font-size-complex="13pt" style:font-style-complex="normal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style:font-name="メイリオ" fo:font-size="10.25pt" fo:font-style="normal" fo:font-weight="bold" officeooo:rsid="000f9db4" officeooo:paragraph-rsid="001bfa40" style:font-name-asian="メイリオ" style:font-size-asian="9pt" style:language-asian="ja" style:country-asian="JP" style:font-style-asian="normal" style:font-weight-asian="bold" style:font-size-complex="10.25pt" style:font-style-complex="normal" style:font-weight-complex="bold"/>
    </style:style>
    <style:style style:name="P3" style:family="paragraph" style:parent-style-name="Standard">
      <style:paragraph-properties fo:line-height="0.388cm" fo:text-align="start" style:justify-single-word="false"/>
      <style:text-properties style:font-name="メイリオ" fo:font-size="10.25pt" fo:font-style="normal" fo:font-weight="normal" officeooo:rsid="000f9db4" officeooo:paragraph-rsid="001bfa40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4" style:family="paragraph" style:parent-style-name="Standard">
      <style:paragraph-properties fo:line-height="0.388cm" fo:text-align="start" style:justify-single-word="false">
        <style:tab-stops>
          <style:tab-stop style:position="0cm" style:leader-style="dotted" style:leader-text="."/>
        </style:tab-stops>
      </style:paragraph-properties>
      <style:text-properties style:font-name="メイリオ" fo:font-size="10.25pt" fo:font-style="normal" fo:font-weight="normal" officeooo:rsid="000f9db4" officeooo:paragraph-rsid="001fae95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メイリオ" fo:font-size="10.25pt" fo:font-style="normal" fo:font-weight="normal" officeooo:rsid="001bfa40" officeooo:paragraph-rsid="001bfa40" style:font-name-asian="メイリオ" style:font-size-asian="9pt" style:language-asian="ja" style:country-asian="JP" style:font-style-asian="normal" style:font-weight-asian="normal" style:font-size-complex="10.25pt" style:font-style-complex="normal" style:font-weight-complex="normal"/>
    </style:style>
    <style:style style:name="P6" style:family="paragraph" style:parent-style-name="Standard">
      <style:paragraph-properties fo:line-height="0.388cm" fo:text-align="start" style:justify-single-word="false"/>
      <style:text-properties style:font-name="メイリオ" fo:font-size="10pt" fo:font-style="normal" fo:font-weight="bold" officeooo:rsid="000f9db4" officeooo:paragraph-rsid="001bfa40" style:font-name-asian="メイリオ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line-height="0.388cm" fo:text-align="start" style:justify-single-word="false"/>
      <style:text-properties style:font-name="メイリオ" fo:font-size="10pt" fo:font-style="normal" fo:font-weight="bold" officeooo:rsid="001f5177" officeooo:paragraph-rsid="001f5177" style:font-name-asian="メイリオ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1bfa40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9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1bfa40" style:font-name-asian="メイリオ" style:font-size-asian="9pt" style:language-asian="ja" style:country-asian="JP" style:font-size-complex="9pt"/>
    </style:style>
    <style:style style:name="P10" style:family="paragraph" style:parent-style-name="Standard">
      <style:paragraph-properties fo:line-height="0.388cm" fo:text-align="start" style:justify-single-word="false"/>
      <style:text-properties style:font-name="メイリオ" fo:font-size="9pt" officeooo:rsid="001bfa40" officeooo:paragraph-rsid="001bfa40" style:font-name-asian="メイリオ" style:font-size-asian="9pt" style:language-asian="ja" style:country-asian="JP" style:font-size-complex="9pt"/>
    </style:style>
    <style:style style:name="P11" style:family="paragraph" style:parent-style-name="Standard">
      <style:paragraph-properties fo:line-height="0.388cm" fo:text-align="start" style:justify-single-word="false"/>
      <style:text-properties style:font-name="メイリオ" fo:font-size="9pt" officeooo:paragraph-rsid="001bfa40" style:font-name-asian="メイリオ" style:font-size-asian="9pt" style:font-size-complex="9pt"/>
    </style:style>
    <style:style style:name="P12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0f9db4" officeooo:paragraph-rsid="001bfa40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1bfa40" officeooo:paragraph-rsid="001bfa40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paragraph-properties fo:line-height="0.388cm" fo:text-align="start" style:justify-single-word="false"/>
      <style:text-properties style:font-name="メイリオ" fo:font-size="9pt" fo:font-style="normal" fo:font-weight="normal" officeooo:rsid="001f5177" officeooo:paragraph-rsid="001f5177" style:font-name-asian="メイリオ" style:font-size-asian="9pt" style:language-asian="ja" style:country-asian="JP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1bfa40" style:font-name-asian="メイリオ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1f5177" style:font-name-asian="メイリオ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paragraph-rsid="001bfa40" style:font-name-asian="メイリオ" style:font-size-asian="9pt" style:language-asian="ja" style:country-asian="JP" style:font-weight-asian="normal" style:font-size-complex="9pt" style:font-weight-complex="normal"/>
    </style:style>
    <style:style style:name="P18" style:family="paragraph" style:parent-style-name="Standard">
      <style:paragraph-properties fo:line-height="0.388cm" fo:text-align="start" style:justify-single-word="false"/>
      <style:text-properties style:font-name="メイリオ" fo:font-size="9pt" fo:font-weight="normal" officeooo:rsid="001f5177" officeooo:paragraph-rsid="001f5177" style:font-name-asian="メイリオ" style:font-size-asian="9pt" style:language-asian="ja" style:country-asian="JP" style:font-weight-asian="normal" style:font-size-complex="9pt" style:font-weight-complex="normal"/>
    </style:style>
    <style:style style:name="P19" style:family="paragraph" style:parent-style-name="Standard" style:master-page-name="">
      <style:paragraph-properties fo:line-height="0.388cm" fo:text-align="start" style:justify-single-word="false" style:page-number="auto">
        <style:tab-stops>
          <style:tab-stop style:position="0cm" style:leader-style="dotted" style:leader-text="."/>
        </style:tab-stops>
      </style:paragraph-properties>
      <style:text-properties style:font-name="メイリオ" fo:font-size="10pt" fo:font-style="normal" fo:font-weight="bold" officeooo:rsid="000f9db4" officeooo:paragraph-rsid="001fae95" style:font-name-asian="メイリオ" style:font-size-asian="10pt" style:language-asian="ja" style:country-asian="JP" style:font-style-asian="normal" style:font-weight-asian="bold" style:font-size-complex="10pt" style:font-style-complex="normal" style:font-weight-complex="bold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f5177" style:language-asian="ja" style:country-asian="JP"/>
    </style:style>
    <style:style style:name="T3" style:family="text">
      <style:text-properties officeooo:rsid="001bfa40" style:language-asian="ja" style:country-asian="JP"/>
    </style:style>
    <style:style style:name="T4" style:family="text">
      <style:text-properties officeooo:rsid="001d7b89" style:language-asian="ja" style:country-asian="JP"/>
    </style:style>
    <style:style style:name="T5" style:family="text">
      <style:text-properties officeooo:rsid="001bfa40"/>
    </style:style>
    <style:style style:name="T6" style:family="text">
      <style:text-properties style:font-name="メイリオ" fo:font-size="10.25pt" fo:font-style="normal" fo:font-weight="normal" officeooo:rsid="001bfa40" style:font-name-asian="メイリオ" style:font-size-asian="9pt" style:font-style-asian="normal" style:font-weight-asian="normal" style:font-size-complex="10.25pt" style:font-style-complex="normal" style:font-weight-complex="normal"/>
    </style:style>
    <style:style style:name="T7" style:family="text">
      <style:text-properties style:font-name="メイリオ" fo:font-style="normal" fo:font-weight="normal" officeooo:rsid="001bfa40" style:font-name-asian="メイリオ" style:font-style-asian="normal" style:font-weight-asian="normal" style:font-style-complex="normal" style:font-weight-complex="normal"/>
    </style:style>
    <style:style style:name="T8" style:family="text">
      <style:text-properties style:font-name="メイリオ" fo:font-style="normal" officeooo:rsid="001bfa40" style:font-name-asian="メイリオ" style:font-style-asian="normal" style:font-style-complex="normal"/>
    </style:style>
    <style:style style:name="T9" style:family="text">
      <style:text-properties fo:font-variant="normal" fo:text-transform="none" fo:color="#222222" style:font-name="Consolas" fo:font-size="9pt" fo:letter-spacing="normal" fo:font-style="normal" fo:font-weight="normal"/>
    </style:style>
    <style:style style:name="T10" style:family="text">
      <style:text-properties fo:font-variant="normal" fo:text-transform="none" fo:color="#222222" style:font-name="Consolas" fo:letter-spacing="normal" fo:font-style="normal"/>
    </style:style>
    <style:style style:name="T11" style:family="text">
      <style:text-properties fo:font-variant="normal" fo:text-transform="none" fo:color="#222222" style:font-name="Consolas" fo:letter-spacing="normal" fo:font-style="normal" fo:font-weight="normal"/>
    </style:style>
    <style:style style:name="T12" style:family="text">
      <style:text-properties fo:font-variant="normal" fo:text-transform="none" fo:color="#222222" style:font-name="メイリオ" fo:font-size="9pt" fo:letter-spacing="normal" fo:font-style="normal" fo:font-weight="normal"/>
    </style:style>
    <style:style style:name="T13" style:family="text">
      <style:text-properties fo:font-variant="normal" fo:text-transform="none" fo:color="#222222" style:font-name="メイリオ" fo:font-size="9pt" fo:letter-spacing="normal" fo:font-style="normal" fo:font-weight="normal" style:font-size-asian="9pt" style:font-size-complex="9pt"/>
    </style:style>
    <style:style style:name="T14" style:family="text">
      <style:text-properties fo:font-variant="normal" fo:text-transform="none" fo:color="#222222" style:font-name="メイリオ" fo:font-size="9pt" fo:letter-spacing="normal" fo:font-style="normal" fo:font-weight="normal" style:font-size-asian="9pt" style:language-asian="ja" style:country-asian="JP" style:font-size-complex="9pt"/>
    </style:style>
    <style:style style:name="T15" style:family="text">
      <style:text-properties fo:font-variant="normal" fo:text-transform="none" fo:color="#222222" style:font-name="メイリオ" fo:letter-spacing="normal" fo:font-style="normal"/>
    </style:style>
    <style:style style:name="T16" style:family="text">
      <style:text-properties fo:font-variant="normal" fo:text-transform="none" fo:color="#222222" style:font-name="メイリオ" fo:letter-spacing="normal" fo:font-style="normal" fo:font-weight="normal"/>
    </style:style>
    <style:style style:name="T17" style:family="text">
      <style:text-properties fo:font-variant="normal" fo:text-transform="none" fo:color="#222222" style:font-name="メイリオ" fo:letter-spacing="normal" fo:font-style="normal" fo:font-weight="normal" style:language-asian="ja" style:country-asian="JP"/>
    </style:style>
    <style:style style:name="T18" style:family="text">
      <style:text-properties fo:font-variant="normal" fo:text-transform="none" fo:color="#222222" style:font-name="メイリオ" fo:letter-spacing="normal" fo:font-style="normal" style:language-asian="ja" style:country-asian="JP"/>
    </style:style>
    <style:style style:name="T19" style:family="text">
      <style:text-properties fo:font-variant="normal" fo:text-transform="none" fo:color="#222222" fo:font-size="9pt" fo:letter-spacing="normal" fo:font-style="normal" fo:font-weight="normal"/>
    </style:style>
    <style:style style:name="T20" style:family="text">
      <style:text-properties fo:font-variant="normal" fo:text-transform="none" fo:color="#222222" fo:letter-spacing="normal" fo:font-style="normal"/>
    </style:style>
    <style:style style:name="T21" style:family="text">
      <style:text-properties fo:font-variant="normal" fo:text-transform="none" fo:color="#222222" fo:letter-spacing="normal" fo:font-style="normal" fo:font-weight="normal"/>
    </style:style>
    <style:style style:name="T22" style:family="text">
      <style:text-properties fo:font-variant="normal" fo:text-transform="none" fo:color="#222222" fo:letter-spacing="normal" fo:font-style="normal" fo:font-weight="normal" style:language-asian="ja" style:country-asian="JP"/>
    </style:style>
    <style:style style:name="T23" style:family="text">
      <style:text-properties fo:font-variant="normal" fo:text-transform="none" fo:color="#222222" fo:letter-spacing="normal" fo:font-style="normal" fo:font-weight="normal" officeooo:rsid="001f5177" style:language-asian="ja" style:country-asian="JP"/>
    </style:style>
    <style:style style:name="T24" style:family="text">
      <style:text-properties fo:font-variant="normal" fo:text-transform="none" fo:color="#222222" fo:letter-spacing="normal" fo:font-style="normal" style:language-asian="ja" style:country-asian="JP"/>
    </style:style>
    <style:style style:name="T25" style:family="text">
      <style:text-properties fo:font-size="9pt" officeooo:rsid="001bfa40" style:font-size-asian="9pt" style:language-asian="ja" style:country-asian="JP" style:font-size-complex="9pt"/>
    </style:style>
    <style:style style:name="T26" style:family="text">
      <style:text-properties fo:font-size="9pt" officeooo:rsid="001d7b89" style:font-size-asian="9pt" style:language-asian="ja" style:country-asian="JP" style:font-size-complex="9pt"/>
    </style:style>
    <style:style style:name="T27" style:family="text">
      <style:text-properties fo:font-style="normal" fo:font-weight="normal" officeooo:rsid="001bfa40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bfa40" style:language-asian="ja" style:country-asian="JP" style:font-style-asian="normal" style:font-weight-asian="normal" style:font-style-complex="normal" style:font-weight-complex="normal"/>
    </style:style>
    <style:style style:name="T29" style:family="text">
      <style:text-properties fo:font-style="normal" officeooo:rsid="001bfa40" style:font-style-asian="normal" style:font-style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1d7b89"/>
    </style:style>
    <style:style style:name="T32" style:family="text">
      <style:text-properties officeooo:rsid="001f5177"/>
    </style:style>
    <style:style style:name="T33" style:family="text">
      <style:text-properties style:font-name="メイリオ"/>
    </style:style>
    <style:style style:name="T34" style:family="text">
      <style:text-properties style:font-name="メイリオ" fo:font-size="9pt" officeooo:rsid="001d7b89" style:font-size-asian="9pt" style:language-asian="ja" style:country-asian="JP" style:font-size-complex="9pt"/>
    </style:style>
    <style:style style:name="T35" style:family="text">
      <style:text-properties style:font-name="メイリオ" fo:font-size="9pt" style:font-size-asian="9pt" style:font-size-complex="9pt"/>
    </style:style>
    <style:style style:name="T36" style:family="text">
      <style:text-properties style:font-name="メイリオ" fo:font-size="9pt" officeooo:rsid="001bfa40" style:font-name-asian="メイリオ" style:font-size-asian="9pt" style:language-asian="ja" style:country-asian="JP" style:font-size-complex="9pt"/>
    </style:style>
    <style:style style:name="T37" style:family="text">
      <style:text-properties style:font-name="メイリオ" fo:font-size="9pt" officeooo:rsid="001d7b89" style:font-name-asian="メイリオ" style:font-size-asian="9pt" style:language-asian="ja" style:country-asian="JP" style:font-size-complex="9pt"/>
    </style:style>
    <style:style style:name="T38" style:family="text">
      <style:text-properties style:font-name="メイリオ" officeooo:rsid="001d7b89" style:language-asian="ja" style:country-asian="JP"/>
    </style:style>
    <style:style style:name="T39" style:family="text">
      <style:text-properties style:font-name="メイリオ" officeooo:rsid="001bfa40" style:font-name-asian="メイリオ" style:language-asian="ja" style:country-asian="JP"/>
    </style:style>
    <style:style style:name="T40" style:family="text">
      <style:text-properties style:font-name="メイリオ" officeooo:rsid="001d7b89" style:font-name-asian="メイリオ" style:language-asian="ja" style:country-asian="J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スタイルシート設計書</text:p>
      <text:p text:style-name="P5">ファイル名：order.css</text:p>
      <text:p text:style-name="P5">概要：ボルグシステム、受発注画面のクリエイトタグを用いて制作した画面のスタイル</text:p>
      <text:p text:style-name="P5">作成日:2015．05.06</text:p>
      <text:p text:style-name="P5">設計者:T.Yamamoto</text:p>
      <text:p text:style-name="P5">作成者:T.Yamamoto</text:p>
      <text:p text:style-name="P2"/>
      <text:p text:style-name="P6">１．スタイルシート概要</text:p>
      <text:p text:style-name="P6"/>
      <text:p text:style-name="P6"/>
      <text:p text:style-name="P6">２．スタイルシート・ツリー構造</text:p>
      <text:p text:style-name="P6"/>
      <text:p text:style-name="P3">1　基本レイアウト</text:p>
      <text:p text:style-name="P8">　<text:span text:style-name="T5">body</text:span></text:p>
      <text:p text:style-name="P8"><text:tab/><text:span text:style-name="T5">+-- .page</text:span></text:p>
      <text:p text:style-name="P8"><text:tab/><text:tab/><text:span text:style-name="T5">+-- .main</text:span></text:p>
      <text:p text:style-name="P8"><text:tab/><text:tab/><text:tab/><text:span text:style-name="T5">+-- .header .clearfix</text:span></text:p>
      <text:p text:style-name="P8"><text:tab/><text:tab/><text:tab/><text:span text:style-name="T5">+-- #fig2 .mainContent</text:span></text:p>
      <text:p text:style-name="P8"><text:tab/><text:tab/><text:tab/><text:tab/><text:span text:style-name="T5">+-- .tabArea</text:span></text:p>
      <text:p text:style-name="P8"/>
      <text:p text:style-name="P8">2　ヘッダーレイアウト</text:p>
      <text:p text:style-name="P8">　<text:span text:style-name="T5">header clearfix</text:span></text:p>
      <text:p text:style-name="P8"><text:tab/><text:span text:style-name="T5">+-- .headerTitle</text:span></text:p>
      <text:p text:style-name="P8"><text:tab/><text:tab/><text:span text:style-name="T5">+-- .pageTitle</text:span></text:p>
      <text:p text:style-name="P8"><text:tab/><text:span text:style-name="T5">+-- .c loseButton grid1</text:span></text:p>
      <text:p text:style-name="P8"/>
      <text:p text:style-name="P8">3　タブレイアウト</text:p>
      <text:p text:style-name="P13">　.tabArea</text:p>
      <text:p text:style-name="P13"><text:tab/>+-- .tablist</text:p>
      <text:p text:style-name="P13"><text:tab/><text:tab/>+-- .firstTab .grid1</text:p>
      <text:p text:style-name="P13"><text:tab/><text:tab/><text:tab/>+-- .tabLabel</text:p>
      <text:p text:style-name="P13"><text:tab/><text:tab/>+-- .secindTab .grid1</text:p>
      <text:p text:style-name="P13"><text:tab/><text:tab/><text:tab/>+-- .tabLabel</text:p>
      <text:p text:style-name="P13"/>
      <text:p text:style-name="P13">4　タブコンテンツレイアウト</text:p>
      <text:p text:style-name="P13">　.tabArea</text:p>
      <text:p text:style-name="P11"><text:span text:style-name="T28"><text:tab/>+-- .firstTabContent</text:span></text:p>
      <text:p text:style-name="P11"><text:span text:style-name="T28"><text:tab/><text:tab/>+-- #sendTab .tabRadio</text:span></text:p>
      <text:p text:style-name="P11"><text:span text:style-name="T28"><text:tab/><text:tab/>+-- #sendTabContent .tabContent</text:span></text:p>
      <text:p text:style-name="P11"><text:span text:style-name="T28"><text:tab/><text:tab/><text:tab/>+-- .searcharea</text:span></text:p>
      <text:p text:style-name="P11"><text:span text:style-name="T28"><text:tab/><text:tab/><text:tab/>+-- .periodarea</text:span></text:p>
      <text:p text:style-name="P11"><text:span text:style-name="T28"><text:tab/><text:tab/><text:tab/>+-- #sendButtonList .buttonList</text:span></text:p>
      <text:p text:style-name="P11"><text:span text:style-name="T28"><text:tab/><text:tab/><text:tab/>+-- #sendWrapList .wrapList</text:span></text:p>
      <text:p text:style-name="P11"/>
      <text:p text:style-name="P9"><text:span text:style-name="T27">5　検索機能レイアウト</text:span></text:p>
      <text:p text:style-name="P9"><text:span text:style-name="T27">　.searcharea</text:span></text:p>
      <text:p text:style-name="P9"><text:span text:style-name="T27"><text:tab/>+-- .searchText .grid1</text:span></text:p>
      <text:p text:style-name="P9"><text:span text:style-name="T27"><text:tab/>+-- .searchtextbox .grid10</text:span></text:p>
      <text:p text:style-name="P9"><text:span text:style-name="T27"><text:tab/>+-- #searchButton .searchButton .grid10</text:span></text:p>
      <text:p text:style-name="P9"/>
      <text:p text:style-name="P10">6　期間レイアウト</text:p>
      <text:p text:style-name="P10">　.periodarea</text:p>
      <text:p text:style-name="P10"><text:tab/>+-- .periodtext .grid1</text:p>
      <text:p text:style-name="P10"><text:tab/>+-- .dateArea</text:p>
      <text:p text:style-name="P10"><text:tab/><text:tab/>+-- <text:s/>.datebox .grid2</text:p>
      <text:p text:style-name="P10"><text:tab/>+-- .from-to</text:p>
      <text:p text:style-name="P10"><text:tab/><text:tab/>+-- <text:s/>.datebox .grid2</text:p>
      <text:p text:style-name="P10"/>
      <text:p text:style-name="P10">7　発注画面ボタン群レイアウト</text:p>
      <text:p text:style-name="P10">　#sebd<text:span text:style-name="T31">ButtonList .buttonList</text:span></text:p>
      <text:p text:style-name="P15"><text:soft-page-break/><text:span text:style-name="T3"><text:tab/></text:span><text:span text:style-name="T4">+-- .</text:span><text:span text:style-name="T20">editButtons</text:span> </text:p>
      <text:p text:style-name="P15"><text:tab/><text:tab/><text:span text:style-name="T31">+-- .</text:span><text:span text:style-name="T20">addButton .grid1</text:span> </text:p>
      <text:p text:style-name="P15"><text:tab/><text:tab/><text:span text:style-name="T31">+-- .</text:span><text:span text:style-name="T20">de;eteButton .grid1</text:span> </text:p>
      <text:p text:style-name="P15"><text:tab/><text:span text:style-name="T1">+-- .</text:span><text:span text:style-name="T20">pdfbuttons</text:span> </text:p>
      <text:p text:style-name="P15"><text:span text:style-name="T1"><text:tab/><text:tab/></text:span><text:span text:style-name="T2">+-- .</text:span><text:span text:style-name="T20">buttonsposition</text:span></text:p>
      <text:p text:style-name="P15"><text:span text:style-name="T20"><text:tab/><text:tab/><text:tab/></text:span><text:span text:style-name="T24">+-- .</text:span><text:span text:style-name="T20">firstbutton grid1</text:span> </text:p>
      <text:p text:style-name="P15"><text:tab/><text:tab/><text:tab/><text:span text:style-name="T32">+-- .</text:span><text:span text:style-name="T20">secondButton grid1</text:span> </text:p>
      <text:p text:style-name="P15"><text:tab/><text:tab/><text:tab/><text:span text:style-name="T32">+-- .</text:span><text:span text:style-name="T20">thirdbutton grid2</text:span> </text:p>
      <text:p text:style-name="P17"/>
      <text:p text:style-name="P18">8　受注画面ボタン群レイアウト</text:p>
      <text:p text:style-name="P16"><text:span text:style-name="T3">　.#</text:span><text:span text:style-name="T20">receivedButtonList</text:span><text:span text:style-name="T4"> .buttonList</text:span></text:p>
      <text:p text:style-name="P16"><text:span text:style-name="T3"><text:tab/></text:span><text:span text:style-name="T4">+-- .</text:span><text:span text:style-name="T20">editButtons</text:span> </text:p>
      <text:p text:style-name="P16"><text:tab/><text:tab/><text:span text:style-name="T31">+-- .</text:span><text:span text:style-name="T20">addButton .grid1</text:span> </text:p>
      <text:p text:style-name="P16"><text:tab/><text:tab/><text:span text:style-name="T31">+-- .</text:span><text:span text:style-name="T20">de;eteButton .grid1</text:span> </text:p>
      <text:p text:style-name="P16"><text:tab/><text:span text:style-name="T1">+-- .</text:span><text:span text:style-name="T20">pdfbuttons</text:span> </text:p>
      <text:p text:style-name="P16"><text:span text:style-name="T1"><text:tab/><text:tab/></text:span><text:span text:style-name="T2">+-- .</text:span><text:span text:style-name="T20">buttonsposition</text:span></text:p>
      <text:p text:style-name="P16"><text:span text:style-name="T20"><text:tab/><text:tab/><text:tab/></text:span><text:span text:style-name="T24">+-- .</text:span><text:span text:style-name="T20">firstbutton grid1</text:span> </text:p>
      <text:p text:style-name="P16"><text:tab/><text:tab/><text:tab/><text:span text:style-name="T32">+-- .</text:span><text:span text:style-name="T20">secondButton grid1</text:span> </text:p>
      <text:p text:style-name="P18"><text:tab/><text:tab/><text:tab/>+-- .<text:span text:style-name="T20">thirdbutton grid2</text:span> </text:p>
      <text:p text:style-name="P16"><text:span text:style-name="T20"><text:tab/><text:tab/><text:tab/></text:span><text:span text:style-name="T24">+-- .forth</text:span><text:span text:style-name="T20">button grid1</text:span> </text:p>
      <text:p text:style-name="P16"><text:tab/><text:tab/><text:tab/><text:span text:style-name="T32">+-- .fifth</text:span><text:span text:style-name="T20">Button grid1</text:span> </text:p>
      <text:p text:style-name="P18"><text:tab/><text:tab/><text:tab/>+-- .sixth<text:span text:style-name="T20">button grid2</text:span> </text:p>
      <text:p text:style-name="P17"><text:span text:style-name="T29"><text:tab/></text:span></text:p>
      <text:p text:style-name="P14">9　jqGridテーブルレイアウト</text:p>
      <text:p text:style-name="P14">　#sendWrapList .wrapList</text:p>
      <text:p text:style-name="P14"><text:tab/>+-- .#sendWrapList .list</text:p>
      <text:p text:style-name="P7"/>
      <text:p text:style-name="P7"/>
      <text:p text:style-name="P19">３．スタイルシート詳細設計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ucida Console', monospace"/>
    <style:font-face style:name="Mangal1" svg:font-family="Mangal"/>
    <style:font-face style:name="メイリオ" svg:font-family="メイリオ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22:23:42.685000000</meta:creation-date>
    <dc:date>2015-05-07T22:57:35.657000000</dc:date>
    <meta:editing-duration>PT11M1S</meta:editing-duration>
    <meta:editing-cycles>3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76" meta:word-count="345" meta:character-count="1476" meta:non-whitespace-character-count="1256"/>
  </office:meta>
</office:document-meta>
</file>